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Czcionka tekstu podstawowego" svg:font-family="'Czcionka tekstu podstawowego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number-columns-repeated="257" table:default-cell-style-name="Excel_20_Built-in_20_Normal"/>
        <table:table-column table:style-name="co1" table:number-columns-repeated="767" table:default-cell-style-name="Default"/>
        <table:table-row table:style-name="ro1">
          <table:table-cell table:style-name="ce1" office:value-type="string">
            <text:p>E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X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A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M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P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L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E</text:p>
          </table:table-cell>
          <table:table-cell table:number-columns-repeated="1023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 table:print="false">
        <table:table-column table:style-name="co1" table:number-columns-repeated="257" table:default-cell-style-name="Excel_20_Built-in_20_Normal"/>
        <table:table-column table:style-name="co1" table:number-columns-repeated="767" table:default-cell-style-name="Default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 table:print="false">
        <table:table-column table:style-name="co1" table:number-columns-repeated="257" table:default-cell-style-name="Excel_20_Built-in_20_Normal"/>
        <table:table-column table:style-name="co1" table:number-columns-repeated="767" table:default-cell-style-name="Default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Czcionka tekstu podstawowego" svg:font-family="'Czcionka tekstu podstawowego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3">23.05.2010</text:date>, <text:time>19:56:0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duration>PT52113H31M44S</meta:editing-duration>
    <meta:document-statistic meta:table-count="3" meta:cell-count="7" meta:object-count="0"/>
    <meta:generator>OpenOffice.org/3.2$Linux OpenOffice.org_project/320m12$Build-9483</meta:generator>
  </office:meta>
</office:document-meta>
</file>